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svg:stroke-width="0.1cm" svg:stroke-color="#3465a4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="solid"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objectwithoutfill">
      <style:graphic-properties draw:stroke="dash" draw:stroke-dash="Fine_20_Dashed" svg:stroke-width="0.1cm" svg:stroke-color="#3465a4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cm" draw:marker-start-width="0.05cm" draw:marker-end-width="0.05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8" style:family="graphic" style:parent-style-name="objectwithoutfill">
      <style:graphic-properties draw:stroke="dash" draw:stroke-dash="Fine_20_Dashed" svg:stroke-width="0cm" draw:marker-start-width="0.05cm" draw:marker-end-width="0.05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color="#000000" draw:fill="solid" draw:fill-color="#83caff" draw:textarea-horizontal-align="justify" draw:textarea-vertical-align="middle" draw:auto-grow-height="false" fo:min-height="0.45cm" fo:min-width="2.915cm"/>
    </style:style>
    <style:style style:name="gr20" style:family="graphic" style:parent-style-name="standard">
      <style:graphic-properties svg:stroke-color="#000000" draw:fill="solid" draw:fill-color="#aecf00" draw:textarea-horizontal-align="justify" draw:textarea-vertical-align="middle" draw:auto-grow-height="false" fo:min-height="0.45cm" fo:min-width="2.915cm"/>
    </style:style>
    <style:style style:name="gr21" style:family="graphic" style:parent-style-name="standard">
      <style:graphic-properties svg:stroke-color="#000000" draw:fill="solid" draw:fill-color="#ff9966" draw:textarea-horizontal-align="justify" draw:textarea-vertical-align="middle" draw:auto-grow-height="false" fo:min-height="0.451cm" fo:min-width="2.9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 Narrow" fo:font-weight="bold" style:font-weight-asian="bold" style:font-weight-complex="bold"/>
    </style:style>
    <style:style style:name="P3" style:family="paragraph">
      <loext:graphic-properties draw:fill="solid" draw:fill-color="#83caff"/>
      <style:paragraph-properties fo:text-align="center"/>
      <style:text-properties style:font-name="Liberation Sans Narrow"/>
    </style:style>
    <style:style style:name="P4" style:family="paragraph">
      <loext:graphic-properties draw:fill="solid" draw:fill-color="#579d1c"/>
      <style:paragraph-properties fo:text-align="center"/>
      <style:text-properties style:font-name="Liberation Sans Narrow" fo:font-weight="bold" style:font-weight-asian="bold" style:font-weight-complex="bold"/>
    </style:style>
    <style:style style:name="P5" style:family="paragraph">
      <loext:graphic-properties draw:fill="solid" draw:fill-color="#c5000b"/>
      <style:paragraph-properties fo:text-align="center"/>
      <style:text-properties style:font-name="Liberation Sans Narrow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9966"/>
      <style:paragraph-properties fo:text-align="center"/>
      <style:text-properties style:font-name="Liberation Sans Narrow"/>
    </style:style>
    <style:style style:name="P8" style:family="paragraph">
      <loext:graphic-properties draw:fill="solid" draw:fill-color="#ff9966"/>
      <style:paragraph-properties fo:text-align="center"/>
      <style:text-properties style:font-name="Liberation Sans Narrow" fo:font-weight="normal" style:font-weight-asian="normal" style:font-weight-complex="normal"/>
    </style:style>
    <style:style style:name="P9" style:family="paragraph">
      <loext:graphic-properties draw:fill="solid" draw:fill-color="#aecf00"/>
      <style:paragraph-properties fo:text-align="center"/>
      <style:text-properties style:font-name="Liberation Sans Narrow"/>
    </style:style>
    <style:style style:name="P10" style:family="paragraph">
      <loext:graphic-properties draw:fill="solid" draw:fill-color="#ffd320"/>
      <style:paragraph-properties fo:text-align="center"/>
      <style:text-properties style:font-name="Liberation Sans Narrow" fo:font-weight="bold" style:font-weight-asian="bold" style:font-weight-complex="bold"/>
    </style:style>
    <style:style style:name="P11" style:family="paragraph">
      <loext:graphic-properties draw:fill="solid" draw:fill-color="#ffffcc"/>
      <style:paragraph-properties fo:text-align="center"/>
      <style:text-properties style:font-name="Liberation Sans Narrow"/>
    </style:style>
    <style:style style:name="P12" style:family="paragraph">
      <loext:graphic-properties draw:fill="solid" draw:fill-color="#ffcc99"/>
      <style:paragraph-properties fo:text-align="center"/>
      <style:text-properties style:font-name="Liberation Sans Narrow"/>
    </style:style>
    <style:style style:name="P13" style:family="paragraph">
      <loext:graphic-properties draw:fill="solid" draw:fill-color="#c0c0c0"/>
      <style:paragraph-properties fo:text-align="center"/>
      <style:text-properties style:font-name="Liberation Sans Narrow" fo:font-weight="bold" style:font-weight-asian="bold" style:font-weight-complex="bold"/>
    </style:style>
    <style:style style:name="P14" style:family="paragraph">
      <loext:graphic-properties draw:fill="solid" draw:fill-color="#ffffff"/>
      <style:paragraph-properties fo:text-align="center"/>
      <style:text-properties style:font-name="Liberation Sans Narrow"/>
    </style:style>
    <style:style style:name="T1" style:family="text">
      <style:text-properties style:font-name="Liberation Sans Narrow" fo:font-weight="bold" style:font-weight-asian="bold" style:font-weight-complex="bold"/>
    </style:style>
    <style:style style:name="T2" style:family="text">
      <style:text-properties style:font-name="Liberation Sans Narrow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Liberation Sans Narrow"/>
    </style:style>
    <style:style style:name="T4" style:family="text">
      <style:text-properties style:font-name="Liberation Sans Narrow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489cm" svg:height="1.55cm" svg:x="1.26cm" svg:y="8.04cm">
          <text:p text:style-name="P1"><text:span text:style-name="T1">NODE 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488cm" svg:height="1.549cm" svg:x="5.115cm" svg:y="8.041cm">
          <text:p text:style-name="P1"><text:span text:style-name="T1">NODE 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489cm" svg:height="1.549cm" svg:x="14.751cm" svg:y="8.041cm">
          <text:p text:style-name="P1"><text:span text:style-name="T1">NODE </text:span><text:span text:style-name="T2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489cm" svg:height="1.55cm" svg:x="8.969cm" svg:y="8.041cm">
          <text:p text:style-name="P1"><text:span text:style-name="T1">NODE 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2" draw:id="id12" draw:layer="layout" svg:width="3.489cm" svg:height="0.775cm" svg:x="1.261cm" svg:y="10.211cm">
          <text:p text:style-name="P1"><text:span text:style-name="T3">Featur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3.489cm" svg:height="0.775cm" svg:x="1.262cm" svg:y="11.374cm">
          <text:p text:style-name="P1"><text:span text:style-name="T3">Featur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4" draw:id="id14" draw:layer="layout" svg:width="3.489cm" svg:height="0.774cm" svg:x="1.263cm" svg:y="13.763cm">
          <text:p text:style-name="P1"><text:span text:style-name="T3">Location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5" draw:id="id15" draw:layer="layout" svg:width="3.489cm" svg:height="0.774cm" svg:x="1.264cm" svg:y="14.926cm">
          <text:p text:style-name="P1"><text:span text:style-name="T3">Docu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3.488cm" svg:height="1.551cm" svg:x="6.316cm" svg:y="3.182cm">
          <text:p text:style-name="P1"><text:span text:style-name="T1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3.489cm" svg:height="1.551cm" svg:x="13.701cm" svg:y="3.182cm">
          <text:p text:style-name="P1"><text:span text:style-name="T1">PR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8.06cm" svg:y1="4.733cm" svg:x2="3.004cm" svg:y2="8.04cm" draw:start-shape="id1" draw:start-glue-point="2" draw:end-shape="id2" draw:end-glue-point="0" svg:d="M8060 4733c0 2481-5056 828-5056 3307" svg:viewBox="0 0 5057 3308">
          <text:p/>
        </draw:connector>
        <draw:connector draw:style-name="gr5" draw:text-style-name="P6" draw:layer="layout" draw:type="curve" svg:x1="8.06cm" svg:y1="4.733cm" svg:x2="6.859cm" svg:y2="8.041cm" draw:start-shape="id1" draw:start-glue-point="2" draw:end-shape="id3" draw:end-glue-point="0" svg:d="M8060 4733c0 2481-1201 827-1201 3308" svg:viewBox="0 0 1202 3309">
          <text:p/>
        </draw:connector>
        <draw:connector draw:style-name="gr5" draw:text-style-name="P6" draw:layer="layout" draw:type="curve" svg:x1="15.445cm" svg:y1="4.733cm" svg:x2="16.495cm" svg:y2="8.041cm" draw:start-shape="id4" draw:start-glue-point="2" draw:end-shape="id5" draw:end-glue-point="0" svg:d="M15445 4733c0 2481 1050 827 1050 3308" svg:viewBox="0 0 1051 3309">
          <text:p/>
        </draw:connector>
        <draw:connector draw:style-name="gr5" draw:text-style-name="P6" draw:layer="layout" draw:type="curve" svg:x1="15.445cm" svg:y1="4.733cm" svg:x2="10.713cm" svg:y2="8.041cm" draw:start-shape="id4" draw:start-glue-point="2" draw:end-shape="id6" draw:end-glue-point="0" svg:d="M15445 4733c0 2481-4732 827-4732 3308" svg:viewBox="0 0 4733 3309">
          <text:p/>
        </draw:connector>
        <draw:connector draw:style-name="gr5" draw:text-style-name="P6" draw:layer="layout" draw:type="curve" svg:x1="15.445cm" svg:y1="4.733cm" svg:x2="6.859cm" svg:y2="8.041cm" draw:start-shape="id4" draw:start-glue-point="2" draw:end-shape="id3" draw:end-glue-point="0" svg:d="M15445 4733c0 2481-8586 827-8586 3308" svg:viewBox="0 0 8587 3309">
          <text:p/>
        </draw:connector>
        <draw:connector draw:style-name="gr5" draw:text-style-name="P6" draw:layer="layout" draw:type="curve" svg:x1="4.749cm" svg:y1="12.923cm" svg:x2="10.713cm" svg:y2="9.591cm" draw:start-shape="id7" draw:start-glue-point="1" draw:end-shape="id6" draw:end-glue-point="2" svg:d="M4749 12923c3976 0 5964-1110 5964-3332" svg:viewBox="0 0 5965 3333">
          <text:p/>
        </draw:connector>
        <draw:custom-shape draw:style-name="gr2" draw:text-style-name="P3" xml:id="id8" draw:id="id8" draw:layer="layout" svg:width="3.489cm" svg:height="0.775cm" svg:x="14.751cm" svg:y="10.211cm">
          <text:p text:style-name="P1"><text:span text:style-name="T3">Feature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6" draw:id="id16" draw:layer="layout" svg:width="3.489cm" svg:height="0.775cm" svg:x="14.751cm" svg:y="11.374cm">
          <text:p text:style-name="P1"><text:span text:style-name="T3">Feature 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7" draw:id="id17" draw:layer="layout" svg:width="3.489cm" svg:height="0.775cm" svg:x="14.751cm" svg:y="13.699cm">
          <text:p text:style-name="P1"><text:span text:style-name="T3">Location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3.489cm" svg:height="0.774cm" svg:x="1.26cm" svg:y="12.536cm">
          <text:p text:style-name="P1"><text:span text:style-name="T3">Feature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6.859cm" svg:y1="9.59cm" svg:x2="14.751cm" svg:y2="10.598cm" draw:start-shape="id3" draw:start-glue-point="2" draw:end-shape="id8" draw:end-glue-point="3" svg:d="M6859 9590c0 672 2630 1008 7892 1008" svg:viewBox="0 0 7893 1009">
          <text:p/>
        </draw:connector>
        <draw:custom-shape draw:style-name="gr6" draw:text-style-name="P7" xml:id="id33" draw:id="id33" draw:layer="layout" svg:width="3.489cm" svg:height="0.775cm" svg:x="19.401cm" svg:y="4.71cm">
          <text:p text:style-name="P1"><text:span text:style-name="T3">Raw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28" draw:id="id28" draw:layer="layout" svg:width="3.489cm" svg:height="0.775cm" svg:x="19.402cm" svg:y="7.16cm">
          <text:p text:style-name="P1"><text:span text:style-name="T4">Superpr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29" draw:id="id29" draw:layer="layout" svg:width="3.488cm" svg:height="0.775cm" svg:x="19.403cm" svg:y="8.41cm">
          <text:p text:style-name="P1"><text:span text:style-name="T4">Grap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9" draw:id="id9" draw:layer="layout" svg:width="3.489cm" svg:height="0.774cm" svg:x="19.402cm" svg:y="3.562cm">
          <text:p text:style-name="P1"><text:span text:style-name="T3">Location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17.19cm" svg:y1="3.957cm" svg:x2="19.402cm" svg:y2="3.949cm" draw:start-shape="id4" draw:start-glue-point="1" draw:end-shape="id9" draw:end-glue-point="3" svg:d="M17190 3957c1659 0 553-8 2212-8" svg:viewBox="0 0 2213 9">
          <text:p/>
        </draw:connector>
        <draw:custom-shape draw:style-name="gr7" draw:text-style-name="P9" xml:id="id10" draw:id="id10" draw:layer="layout" svg:width="3.489cm" svg:height="0.774cm" svg:x="1.302cm" svg:y="3.57cm">
          <text:p text:style-name="P1"><text:span text:style-name="T3">Location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4.791cm" svg:y1="3.957cm" svg:x2="6.316cm" svg:y2="3.957cm" draw:start-shape="id10" draw:start-glue-point="1" draw:end-shape="id1" draw:end-glue-point="3" svg:d="M4791 3957h1525" svg:viewBox="0 0 1526 1">
          <text:p/>
        </draw:connector>
        <draw:connector draw:style-name="gr8" draw:text-style-name="P6" xml:id="id11" draw:id="id11" draw:layer="layout" draw:type="curve" svg:x1="3.004cm" svg:y1="9.59cm" svg:x2="3.004cm" svg:y2="9.59cm" draw:start-shape="id2" draw:start-glue-point="2" draw:end-shape="id2" draw:end-glue-point="2" svg:d="M3004 9590z" svg:viewBox="0 0 1 1">
          <text:p/>
        </draw:connector>
        <draw:connector draw:style-name="gr9" draw:text-style-name="P6" draw:layer="layout" draw:type="curve" svg:x1="3.004cm" svg:y1="9.59cm" svg:x2="3.005cm" svg:y2="10.211cm" draw:start-shape="id11" draw:start-glue-point="0" draw:end-shape="id12" draw:end-glue-point="0" svg:d="M3004 9590c1 0 1 207 1 621" svg:viewBox="0 0 2 622">
          <text:p/>
        </draw:connector>
        <draw:connector draw:style-name="gr9" draw:text-style-name="P6" draw:layer="layout" draw:type="curve" svg:x1="16.495cm" svg:y1="9.59cm" svg:x2="16.495cm" svg:y2="10.211cm" draw:start-shape="id5" draw:start-glue-point="2" draw:end-shape="id8" draw:end-glue-point="0" svg:d="M16495 9590v621" svg:viewBox="0 0 1 622">
          <text:p/>
        </draw:connector>
        <draw:custom-shape draw:style-name="gr10" draw:text-style-name="P10" xml:id="id18" draw:id="id18" draw:layer="layout" svg:width="3.488cm" svg:height="1.575cm" svg:x="24.9cm" svg:y="3.17cm">
          <text:p text:style-name="P1"><text:span text:style-name="T1">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3.005cm" svg:y1="10.986cm" svg:x2="3.006cm" svg:y2="11.374cm" draw:start-shape="id12" draw:start-glue-point="2" draw:end-shape="id13" draw:end-glue-point="0" svg:d="M3005 10986v194h1v194" svg:viewBox="0 0 2 389">
          <text:p/>
        </draw:connector>
        <draw:connector draw:style-name="gr11" draw:text-style-name="P1" draw:layer="layout" svg:x1="3.006cm" svg:y1="12.149cm" svg:x2="3.004cm" svg:y2="12.536cm" draw:start-shape="id13" draw:start-glue-point="2" draw:end-shape="id7" draw:end-glue-point="0" svg:d="M3006 12149v194h-2v193" svg:viewBox="0 0 3 388">
          <text:p/>
        </draw:connector>
        <draw:connector draw:style-name="gr11" draw:text-style-name="P1" draw:layer="layout" svg:x1="3.004cm" svg:y1="13.31cm" svg:x2="3.007cm" svg:y2="13.763cm" draw:start-shape="id7" draw:start-glue-point="2" draw:end-shape="id14" draw:end-glue-point="0" svg:d="M3004 13310v227h3v226" svg:viewBox="0 0 4 454">
          <text:p/>
        </draw:connector>
        <draw:connector draw:style-name="gr11" draw:text-style-name="P1" draw:layer="layout" svg:x1="3.007cm" svg:y1="14.537cm" svg:x2="3.008cm" svg:y2="14.926cm" draw:start-shape="id14" draw:start-glue-point="2" draw:end-shape="id15" draw:end-glue-point="0" svg:d="M3007 14537v195h1v194" svg:viewBox="0 0 2 390">
          <text:p/>
        </draw:connector>
        <draw:connector draw:style-name="gr11" draw:text-style-name="P1" draw:layer="layout" svg:x1="16.495cm" svg:y1="10.986cm" svg:x2="16.495cm" svg:y2="11.374cm" draw:start-shape="id8" draw:start-glue-point="2" draw:end-shape="id16" draw:end-glue-point="0" svg:d="M16495 10986v388" svg:viewBox="0 0 1 389">
          <text:p/>
        </draw:connector>
        <draw:connector draw:style-name="gr11" draw:text-style-name="P1" draw:layer="layout" svg:x1="16.495cm" svg:y1="12.149cm" svg:x2="16.495cm" svg:y2="13.699cm" draw:start-shape="id16" draw:start-glue-point="2" draw:end-shape="id17" draw:end-glue-point="0" svg:d="M16495 12149v1550" svg:viewBox="0 0 1 1551">
          <text:p/>
        </draw:connector>
        <draw:connector draw:style-name="gr12" draw:text-style-name="P6" draw:layer="layout" draw:type="curve" svg:x1="10.713cm" svg:y1="9.591cm" svg:x2="14.751cm" svg:y2="11.761cm" draw:start-shape="id6" draw:start-glue-point="2" draw:end-shape="id16" draw:end-glue-point="3" svg:d="M10713 9591c0 1447 1346 2170 4038 2170" svg:viewBox="0 0 4039 2171">
          <text:p/>
        </draw:connector>
        <draw:connector draw:style-name="gr12" draw:text-style-name="P6" draw:layer="layout" draw:type="curve" draw:line-skew="-1.518cm" svg:x1="15.445cm" svg:y1="3.182cm" svg:x2="26.644cm" svg:y2="3.17cm" draw:start-shape="id4" draw:start-glue-point="0" draw:end-shape="id18" draw:end-glue-point="0" svg:d="M15445 3182c0-3048 11199-3042 11199-12" svg:viewBox="0 0 11200 2286">
          <text:p/>
        </draw:connector>
        <draw:custom-shape draw:style-name="gr2" draw:text-style-name="P3" xml:id="id19" draw:id="id19" draw:layer="layout" svg:width="3.489cm" svg:height="0.774cm" svg:x="1.264cm" svg:y="16.139cm">
          <text:p text:style-name="P1"><text:span text:style-name="T3">Pro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3.008cm" svg:y1="15.7cm" svg:x2="3.008cm" svg:y2="16.139cm" draw:start-shape="id15" draw:start-glue-point="2" draw:end-shape="id19" draw:end-glue-point="0" svg:d="M3008 15700v439" svg:viewBox="0 0 1 440">
          <text:p/>
        </draw:connector>
        <draw:custom-shape draw:style-name="gr2" draw:text-style-name="P3" xml:id="id20" draw:id="id20" draw:layer="layout" svg:width="3.489cm" svg:height="0.774cm" svg:x="14.751cm" svg:y="14.864cm">
          <text:p text:style-name="P1"><text:span text:style-name="T3">Docu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1" draw:id="id21" draw:layer="layout" svg:width="3.489cm" svg:height="0.774cm" svg:x="14.751cm" svg:y="16.027cm">
          <text:p text:style-name="P1"><text:span text:style-name="T3">Pro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6.495cm" svg:y1="15.638cm" svg:x2="16.495cm" svg:y2="16.027cm" draw:start-shape="id20" draw:start-glue-point="2" draw:end-shape="id21" draw:end-glue-point="0" svg:d="M16495 15638v389" svg:viewBox="0 0 1 390">
          <text:p/>
        </draw:connector>
        <draw:custom-shape draw:style-name="gr2" draw:text-style-name="P3" xml:id="id22" draw:id="id22" draw:layer="layout" svg:width="3.489cm" svg:height="0.774cm" svg:x="14.751cm" svg:y="17.24cm">
          <text:p text:style-name="P1"><text:span text:style-name="T3">Ev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16.495cm" svg:y1="16.801cm" svg:x2="16.495cm" svg:y2="17.24cm" draw:start-shape="id21" draw:start-glue-point="2" draw:end-shape="id22" draw:end-glue-point="0" svg:d="M16495 16801v439" svg:viewBox="0 0 1 440">
          <text:p/>
        </draw:connector>
        <draw:connector draw:style-name="gr13" draw:text-style-name="P6" draw:layer="layout" draw:type="curve" svg:x1="16.495cm" svg:y1="14.864cm" svg:x2="16.495cm" svg:y2="14.474cm" draw:start-shape="id20" draw:start-glue-point="0" draw:end-shape="id17" draw:end-glue-point="2" svg:d="M16495 14864v-390" svg:viewBox="0 0 1 391">
          <text:p/>
        </draw:connector>
        <draw:custom-shape draw:style-name="gr14" draw:text-style-name="P11" xml:id="id23" draw:id="id23" draw:layer="layout" svg:width="3.489cm" svg:height="0.775cm" svg:x="24.9cm" svg:y="5.525cm">
          <text:p text:style-name="P1"><text:span text:style-name="T3">Table Disp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26.644cm" svg:y1="4.745cm" svg:x2="26.644cm" svg:y2="5.525cm" draw:start-shape="id18" draw:start-glue-point="2" draw:end-shape="id23" draw:end-glue-point="0" svg:d="M26644 4745v780" svg:viewBox="0 0 1 781">
          <text:p/>
        </draw:connector>
        <draw:custom-shape draw:style-name="gr15" draw:text-style-name="P12" xml:id="id24" draw:id="id24" draw:layer="layout" svg:width="3.489cm" svg:height="0.775cm" svg:x="24.9cm" svg:y="6.725cm">
          <text:p text:style-name="P1"><text:span text:style-name="T3">Data Ed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26.644cm" svg:y1="6.725cm" svg:x2="26.644cm" svg:y2="6.3cm" draw:start-shape="id24" draw:start-glue-point="0" draw:end-shape="id23" draw:end-glue-point="2" svg:d="M26644 6725v-425" svg:viewBox="0 0 1 426">
          <text:p/>
        </draw:connector>
        <draw:custom-shape draw:style-name="gr14" draw:text-style-name="P11" xml:id="id25" draw:id="id25" draw:layer="layout" svg:width="3.489cm" svg:height="0.775cm" svg:x="24.9cm" svg:y="7.925cm">
          <text:p text:style-name="P1"><text:span text:style-name="T3">CSV Ex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26.644cm" svg:y1="7.5cm" svg:x2="26.644cm" svg:y2="7.925cm" draw:start-shape="id24" draw:start-glue-point="2" draw:end-shape="id25" draw:end-glue-point="0" svg:d="M26644 7500v425" svg:viewBox="0 0 1 426">
          <text:p/>
        </draw:connector>
        <draw:custom-shape draw:style-name="gr14" draw:text-style-name="P11" draw:layer="layout" svg:width="3.489cm" svg:height="0.775cm" svg:x="24.9cm" svg:y="6.725cm">
          <text:p text:style-name="P1"><text:span text:style-name="T3">Data Ed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26" draw:id="id26" draw:layer="layout" svg:width="3.488cm" svg:height="1.575cm" svg:x="24.9cm" svg:y="14.9cm">
          <text:p text:style-name="P1"><text:span text:style-name="T1">Gaz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xml:id="id27" draw:id="id27" draw:layer="layout" svg:width="3.489cm" svg:height="0.775cm" svg:x="24.9cm" svg:y="17.255cm">
          <text:p text:style-name="P1"><text:span text:style-name="T3">Ev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26.644cm" svg:y1="16.475cm" svg:x2="26.644cm" svg:y2="17.255cm" draw:start-shape="id26" draw:start-glue-point="2" draw:end-shape="id27" draw:end-glue-point="0" svg:d="M26644 16475v780" svg:viewBox="0 0 1 781">
          <text:p/>
        </draw:connector>
        <draw:connector draw:style-name="gr18" draw:text-style-name="P6" draw:layer="layout" draw:type="curve" svg:x1="24.9cm" svg:y1="15.687cm" svg:x2="18.24cm" svg:y2="17.627cm" draw:start-shape="id26" draw:start-glue-point="3" draw:end-shape="id22" draw:end-glue-point="1" svg:d="M24900 15687c-4995 0-1665 1940-6660 1940" svg:viewBox="0 0 6661 1941">
          <text:p/>
        </draw:connector>
        <draw:custom-shape draw:style-name="gr6" draw:text-style-name="P8" xml:id="id30" draw:id="id30" draw:layer="layout" svg:width="3.488cm" svg:height="0.775cm" svg:x="19.404cm" svg:y="9.61cm">
          <text:p text:style-name="P1"><text:span text:style-name="T4">Expo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21.146cm" svg:y1="7.935cm" svg:x2="21.147cm" svg:y2="8.41cm" draw:start-shape="id28" draw:start-glue-point="2" draw:end-shape="id29" draw:end-glue-point="0" svg:d="M21146 7935c0 355 1 118 1 475" svg:viewBox="0 0 2 476">
          <text:p/>
        </draw:connector>
        <draw:connector draw:style-name="gr13" draw:text-style-name="P6" draw:layer="layout" draw:type="curve" svg:x1="21.147cm" svg:y1="9.185cm" svg:x2="21.148cm" svg:y2="9.61cm" draw:start-shape="id29" draw:start-glue-point="2" draw:end-shape="id30" draw:end-glue-point="0" svg:d="M21147 9185c0 318 1 106 1 425" svg:viewBox="0 0 2 426">
          <text:p/>
        </draw:connector>
        <draw:custom-shape draw:style-name="gr19" draw:text-style-name="P3" xml:id="id31" draw:id="id31" draw:layer="layout" svg:width="3.489cm" svg:height="0.774cm" svg:x="1.264cm" svg:y="17.34cm">
          <text:p text:style-name="P1"><text:span text:style-name="T3">Ev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3.008cm" svg:y1="16.913cm" svg:x2="3.008cm" svg:y2="17.34cm" draw:start-shape="id19" draw:start-glue-point="2" draw:end-shape="id31" draw:end-glue-point="0" svg:d="M3008 16913v427" svg:viewBox="0 0 1 428">
          <text:p/>
        </draw:connector>
        <draw:custom-shape draw:style-name="gr20" draw:text-style-name="P9" xml:id="id32" draw:id="id32" draw:layer="layout" svg:width="3.489cm" svg:height="0.774cm" svg:x="1.302cm" svg:y="2.371cm">
          <text:p text:style-name="P1"><text:span text:style-name="T3">D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s" svg:x1="6.316cm" svg:y1="3.957cm" svg:x2="4.791cm" svg:y2="2.758cm" draw:start-shape="id1" draw:start-glue-point="3" draw:end-shape="id32" draw:end-glue-point="1" svg:d="M6316 3957h-501l-523-1199h-501" svg:viewBox="0 0 1526 1200">
          <text:p/>
        </draw:connector>
        <draw:connector draw:style-name="gr8" draw:text-style-name="P6" draw:layer="layout" draw:type="lines" svg:x1="17.19cm" svg:y1="3.957cm" svg:x2="19.401cm" svg:y2="5.097cm" draw:start-shape="id4" draw:start-glue-point="1" draw:end-shape="id33" draw:end-glue-point="3" svg:d="M17190 3957h501l1208 1140h502" svg:viewBox="0 0 2212 1141">
          <text:p/>
        </draw:connector>
        <draw:connector draw:style-name="gr8" draw:text-style-name="P6" draw:layer="layout" draw:type="lines" svg:x1="17.19cm" svg:y1="3.957cm" svg:x2="19.402cm" svg:y2="7.547cm" draw:start-shape="id4" draw:start-glue-point="1" draw:end-shape="id28" draw:end-glue-point="3" svg:d="M17190 3957h501l1209 3590h502" svg:viewBox="0 0 2213 3591">
          <text:p/>
        </draw:connector>
        <draw:custom-shape draw:style-name="gr20" draw:text-style-name="P9" xml:id="id34" draw:id="id34" draw:layer="layout" svg:width="3.489cm" svg:height="0.774cm" svg:x="19.411cm" svg:y="2.372cm">
          <text:p text:style-name="P1"><text:span text:style-name="T3">D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s" svg:x1="17.19cm" svg:y1="3.957cm" svg:x2="19.411cm" svg:y2="2.759cm" draw:start-shape="id4" draw:start-glue-point="1" draw:end-shape="id34" draw:end-glue-point="3" svg:d="M17190 3957h501l1218-1198h502" svg:viewBox="0 0 2222 1199">
          <text:p/>
        </draw:connector>
        <draw:custom-shape draw:style-name="gr21" draw:text-style-name="P7" xml:id="id37" draw:id="id37" draw:layer="layout" svg:width="3.489cm" svg:height="0.775cm" svg:x="19.401cm" svg:y="5.91cm">
          <text:p text:style-name="P1"><text:span text:style-name="T3">Raw Form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xml:id="id35" draw:id="id35" draw:layer="layout" svg:width="3.489cm" svg:height="0.775cm" svg:x="14.752cm" svg:y="18.5cm">
          <text:p text:style-name="P1"><text:span text:style-name="T3">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xml:id="id36" draw:id="id36" draw:layer="layout" svg:width="3.489cm" svg:height="0.775cm" svg:x="14.752cm" svg:y="19.7cm">
          <text:p text:style-name="P1"><text:span text:style-name="T3">Proc param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6.495cm" svg:y1="18.014cm" svg:x2="16.496cm" svg:y2="18.5cm" draw:start-shape="id22" draw:start-glue-point="2" draw:end-shape="id35" draw:end-glue-point="0" svg:d="M16495 18014l1 486" svg:viewBox="0 0 2 487">
          <text:p/>
        </draw:connector>
        <draw:connector draw:style-name="gr8" draw:text-style-name="P6" draw:layer="layout" draw:type="line" svg:x1="16.496cm" svg:y1="19.275cm" svg:x2="16.496cm" svg:y2="19.7cm" draw:start-shape="id35" draw:start-glue-point="2" draw:end-shape="id36" draw:end-glue-point="0" svg:d="M16496 19275v425" svg:viewBox="0 0 1 426">
          <text:p/>
        </draw:connector>
        <draw:connector draw:style-name="gr8" draw:text-style-name="P6" draw:layer="layout" draw:type="line" svg:x1="21.145cm" svg:y1="5.485cm" svg:x2="21.145cm" svg:y2="5.91cm" draw:start-shape="id33" draw:start-glue-point="2" draw:end-shape="id37" draw:end-glue-point="0" svg:d="M21145 5485v425" svg:viewBox="0 0 1 426">
          <text:p/>
        </draw:connector>
        <draw:custom-shape draw:style-name="gr20" draw:text-style-name="P9" draw:layer="layout" svg:width="3.489cm" svg:height="0.774cm" svg:x="1.311cm" svg:y="1.1cm">
          <text:p text:style-name="P1"><text:span text:style-name="T3">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3.489cm" svg:height="0.774cm" svg:x="19.411cm" svg:y="1.226cm">
          <text:p text:style-name="P1"><text:span text:style-name="T3">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s" svg:x1="6.316cm" svg:y1="3.957cm" svg:x2="4.792cm" svg:y2="1.459cm" draw:start-shape="id1" draw:start-glue-point="3" svg:d="M6316 3957h-501l-1023-2498" svg:viewBox="0 0 1525 2499">
          <text:p/>
        </draw:connector>
        <draw:connector draw:style-name="gr8" draw:text-style-name="P6" draw:layer="layout" draw:type="lines" svg:x1="17.19cm" svg:y1="3.957cm" svg:x2="19.412cm" svg:y2="1.659cm" draw:start-shape="id4" draw:start-glue-point="1" svg:d="M17190 3957h501l1721-2298" svg:viewBox="0 0 2223 22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çois Beauducel</meta:initial-creator>
    <meta:creation-date>2014-08-02T13:44:22.976587000</meta:creation-date>
    <dc:date>2019-11-05T10:19:00.976652903</dc:date>
    <dc:creator>François Beauducel</dc:creator>
    <meta:editing-duration>PT13H29M27S</meta:editing-duration>
    <meta:editing-cycles>20</meta:editing-cycles>
    <meta:generator>LibreOffice/6.2.1.2$MacOSX_X86_64 LibreOffice_project/7bcb35dc3024a62dea0caee87020152d1ee96e71</meta:generator>
    <meta:document-statistic meta:object-count="80"/>
  </office:meta>
</office:document-meta>
</file>